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2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3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8.9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0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ccff"/>
      <style:paragraph-properties fo:text-align="center"/>
      <style:text-properties fo:font-weight="bold"/>
    </style:style>
    <style:style style:name="P4" style:family="paragraph">
      <loext:graphic-properties draw:fill="solid" draw:fill-color="#ffccff"/>
      <style:paragraph-properties fo:text-align="center"/>
      <style:text-properties fo:font-size="14pt" fo:font-weight="bold" style:font-size-asian="14pt" style:font-size-complex="14pt"/>
    </style:style>
    <style:style style:name="P5" style:family="paragraph">
      <loext:graphic-properties draw:fill="solid" draw:fill-color="#ffff00"/>
      <style:paragraph-properties fo:text-align="center"/>
      <style:text-properties fo:font-weight="bold"/>
    </style:style>
    <style:style style:name="P6" style:family="paragraph">
      <loext:graphic-properties draw:fill="solid" draw:fill-color="#eeeee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2cm" svg:height="2.6cm" svg:x="7.05cm" svg:y="12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7cm" svg:height="1.5cm" svg:x="6.8cm" svg:y="11.2cm">
            <text:p text:style-name="P2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7.25cm" svg:y="13.5cm">
            <text:p text:style-name="P2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2cm" svg:height="2.6cm" svg:x="1.35cm" svg:y="12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7cm" svg:height="1.5cm" svg:x="1.1cm" svg:y="11.2cm">
            <text:p text:style-name="P2">Working</text:p>
            <text:p text:style-name="P2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2.8cm" svg:height="1.2cm" svg:x="1.55cm" svg:y="13.5cm">
            <text:p text:style-name="P2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6" draw:layer="layout" svg:width="9.4cm" svg:height="5.5cm" svg:x="1.1cm" svg:y="5cm">
            <text:p/>
            <draw:enhanced-geometry svg:viewBox="0 0 21600 21600" draw:type="rectangle" draw:enhanced-path="M 0 0 L 21600 0 21600 21600 0 21600 0 0 Z N"/>
          </draw:custom-shape>
          <draw:g xml:id="id2" draw:id="id2">
            <draw:custom-shape draw:style-name="gr6" draw:text-style-name="P1" draw:layer="layout" svg:width="3.2cm" svg:height="2.4cm" svg:x="2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2cm" svg:y="7.85cm">
              <text:p text:style-name="P2"><text:span text:style-name="T2">3c67455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2.8cm" svg:height="1.2cm" svg:x="2.2cm" svg:y="8.85cm">
              <text:p text:style-name="P2"><text:span text:style-name="T1">v1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xml:id="id1" draw:id="id1">
            <draw:custom-shape draw:style-name="gr6" draw:text-style-name="P1" draw:layer="layout" svg:width="3.2cm" svg:height="2.4cm" svg:x="6.351cm" svg:y="7.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7" draw:layer="layout" svg:width="3.2cm" svg:height="0.8cm" svg:x="6.351cm" svg:y="7.85cm">
              <text:p text:style-name="P2"><text:span text:style-name="T2">2acad38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2.8cm" svg:height="1.2cm" svg:x="6.551cm" svg:y="8.85cm">
              <text:p text:style-name="P2"><text:span text:style-name="T1">v2</text:span><text:span text:style-name="T2"> </text:span><text:span text:style-name="T3">file.txt</text:span></text:p>
  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" draw:text-style-name="P10" xml:id="id3" draw:id="id3" draw:layer="layout" svg:width="3cm" svg:height="1.1cm" svg:x="6.451cm" svg:y="5.6cm">
            <text:p text:style-name="P2">HEAD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" draw:text-style-name="P2" draw:layer="layout" svg:x1="6.351cm" svg:y1="9.05cm" svg:x2="5.2cm" svg:y2="9.05cm" draw:start-shape="id1" draw:start-glue-point="3" draw:end-shape="id2" draw:end-glue-point="1" svg:d="M6351 9050h-1151" svg:viewBox="0 0 1152 1">
            <text:p/>
          </draw:connector>
          <draw:connector draw:style-name="gr10" draw:text-style-name="P2" draw:layer="layout" draw:type="curve" svg:x1="7.951cm" svg:y1="6.7cm" svg:x2="7.951cm" svg:y2="7.85cm" draw:start-shape="id3" draw:start-glue-point="2" draw:end-shape="id1" svg:d="M7951 6700v1150" svg:viewBox="0 0 1 115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1T13:30:57.567477162</dc:date>
    <dc:creator>Neil Smith</dc:creator>
    <meta:editing-duration>PT32M19S</meta:editing-duration>
    <meta:editing-cycles>4</meta:editing-cycles>
    <meta:generator>LibreOffice/5.4.6.2$Linux_X86_64 LibreOffice_project/40m0$Build-2</meta:generator>
    <meta:document-statistic meta:object-count="21"/>
  </office:meta>
</office:document-meta>
</file>